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56pt"/>
    </style:style>
    <style:style style:name="co2" style:family="table-column">
      <style:table-column-properties fo:break-before="auto" style:column-width="179.46pt"/>
    </style:style>
    <style:style style:name="co3" style:family="table-column">
      <style:table-column-properties fo:break-before="auto" style:column-width="1044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0.85pt"/>
    </style:style>
    <style:style style:name="co6" style:family="table-column">
      <style:table-column-properties fo:break-before="auto" style:column-width="225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Sheet1.$A$2:.$A$10])" table:allow-empty-cell="false" table:display-list="unsorted" table:base-cell-address="Sheet2.A2">
          <table:error-message table:message-type="stop" table:display="true"/>
        </table:content-validation>
        <table:content-validation table:name="val2" table:condition="of:cell-content-is-in-list([$Sheet1.$D$2:.$D$5])" table:allow-empty-cell="false" table:display-list="unsorted" table:base-cell-address="Sheet2.D1">
          <table:error-message table:message-type="stop" table:display="true"/>
        </table:content-validation>
      </table:content-validations>
      <table:table table:name="Sheet2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Friendly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mdTopic</text:p>
          </table:table-cell>
          <table:table-cell table:style-name="ce1" office:value-type="string" calcext:value-type="string">
            <text:p>stateTopic</text:p>
          </table:table-cell>
          <table:table-cell table:style-name="ce1" office:value-type="string" calcext:value-type="string">
            <text:p>pingTopic</text:p>
          </table:table-cell>
          <table:table-cell office:value-type="string" calcext:value-type="string">
            <text:p>JSON Object</text:p>
          </table:table-cell>
        </table:table-row>
        <table:table-row table:style-name="ro1">
          <table:table-cell table:content-validation-name="val1" office:value-type="string" calcext:value-type="string">
            <text:p>Workshop</text:p>
          </table:table-cell>
          <table:table-cell office:value-type="string" calcext:value-type="string">
            <text:p>wsfan</text:p>
          </table:table-cell>
          <table:table-cell office:value-type="string" calcext:value-type="string">
            <text:p>Fan</text:p>
          </table:table-cell>
          <table:table-cell table:content-validation-name="val2" office:value-type="string" calcext:value-type="string">
            <text:p>Switch</text:p>
          </table:table-cell>
          <table:table-cell table:style-name="ce2" table:formula="of:=CONCATENATE(&quot;/&quot;;[.A2];&quot;/&quot;;[.B2];&quot;/cmd&quot;)" office:value-type="string" office:string-value="/Workshop/wsfan/cmd" calcext:value-type="string">
            <text:p>/Workshop/wsfan/cmd</text:p>
          </table:table-cell>
          <table:table-cell table:style-name="ce2" table:formula="of:=CONCATENATE(&quot;/&quot;;[.A2];&quot;/&quot;;[.B2];&quot;/state&quot;)" office:value-type="string" office:string-value="/Workshop/wsfan/state" calcext:value-type="string">
            <text:p>/Workshop/wsfan/state</text:p>
          </table:table-cell>
          <table:table-cell table:style-name="ce2" table:formula="of:=CONCATENATE(&quot;/&quot;;[.A2];&quot;/&quot;;[.B2];&quot;/ping&quot;)" office:value-type="string" office:string-value="/Workshop/wsfan/ping" calcext:value-type="string">
            <text:p>/Workshop/wsfan/ping</text:p>
          </table:table-cell>
          <table:table-cell table:formula="of:=CONCATENATE( &quot;{  &quot;&quot;room&quot;&quot;: &quot;&quot;&quot;; [.A2] ; &quot;&quot;&quot;,   &quot;&quot;idName&quot;&quot;: &quot;&quot;&quot;; [.B2]; &quot;&quot;&quot;,   &quot;&quot;friendlyName&quot;&quot;: &quot;&quot;&quot;; [.C2]; &quot;&quot;&quot;,   &quot;&quot;type&quot;&quot;: &quot;&quot;&quot;; [.D2];  &quot;&quot;&quot; ,&quot;&quot;object&quot;&quot;: { &quot;&quot;cmdTopic&quot;&quot;: &quot;&quot;&quot;; [.E2] ; &quot;&quot;&quot;, &quot;&quot;stateTopic&quot;&quot;: &quot;&quot;&quot;; [.F2] ;&quot;&quot;&quot;, &quot;&quot;pingTopic&quot;&quot;: &quot;&quot;&quot; ; [.G2] ; &quot;&quot;&quot; }}&quot;)" office:value-type="string" office:string-value="{  &quot;room&quot;: &quot;Workshop&quot;,   &quot;idName&quot;: &quot;wsfan&quot;,   &quot;friendlyName&quot;: &quot;Fan&quot;,   &quot;type&quot;: &quot;Switch&quot; ,&quot;object&quot;: { &quot;cmdTopic&quot;: &quot;/Workshop/wsfan/cmd&quot;, &quot;stateTopic&quot;: &quot;/Workshop/wsfan/state&quot;, &quot;pingTopic&quot;: &quot;/Workshop/wsfan/ping&quot; }}" calcext:value-type="string">
            <text:p>{ <text:s/>"room": "Workshop", <text:s text:c="2"/>"idName": "wsfan", <text:s text:c="2"/>"friendlyName": "Fan", <text:s text:c="2"/>"type": "Switch" ,"object": { "cmdTopic": "/Workshop/wsfan/cmd", "stateTopic": "/Workshop/wsfan/state", "pingTopic": "/Workshop/wsfan/ping" }}</text:p>
          </table:table-cell>
        </table:table-row>
        <table:table-row table:style-name="ro1">
          <table:table-cell table:content-validation-name="val1" office:value-type="string" calcext:value-type="string">
            <text:p>Workshop</text:p>
          </table:table-cell>
          <table:table-cell office:value-type="string" calcext:value-type="string">
            <text:p>wsflood</text:p>
          </table:table-cell>
          <table:table-cell office:value-type="string" calcext:value-type="string">
            <text:p>Flood Light</text:p>
          </table:table-cell>
          <table:table-cell table:content-validation-name="val2" office:value-type="string" calcext:value-type="string">
            <text:p>Switch</text:p>
          </table:table-cell>
          <table:table-cell table:style-name="ce2" table:formula="of:=CONCATENATE(&quot;/&quot;;[.A3];&quot;/&quot;;[.B3];&quot;/cmd&quot;)" office:value-type="string" office:string-value="/Workshop/wsflood/cmd" calcext:value-type="string">
            <text:p>/Workshop/wsflood/cmd</text:p>
          </table:table-cell>
          <table:table-cell table:style-name="ce2" table:formula="of:=CONCATENATE(&quot;/&quot;;[.A3];&quot;/&quot;;[.B3];&quot;/state&quot;)" office:value-type="string" office:string-value="/Workshop/wsflood/state" calcext:value-type="string">
            <text:p>/Workshop/wsflood/state</text:p>
          </table:table-cell>
          <table:table-cell table:style-name="ce2" table:formula="of:=CONCATENATE(&quot;/&quot;;[.A3];&quot;/&quot;;[.B3];&quot;/ping&quot;)" office:value-type="string" office:string-value="/Workshop/wsflood/ping" calcext:value-type="string">
            <text:p>/Workshop/wsflood/ping</text:p>
          </table:table-cell>
          <table:table-cell table:formula="of:=CONCATENATE( &quot;{  &quot;&quot;room&quot;&quot;: &quot;&quot;&quot;; [.A3] ; &quot;&quot;&quot;,   &quot;&quot;idName&quot;&quot;: &quot;&quot;&quot;; [.B3]; &quot;&quot;&quot;,   &quot;&quot;friendlyName&quot;&quot;: &quot;&quot;&quot;; [.C3]; &quot;&quot;&quot;,   &quot;&quot;type&quot;&quot;: &quot;&quot;&quot;; [.D3];  &quot;&quot;&quot; ,&quot;&quot;object&quot;&quot;: { &quot;&quot;cmdTopic&quot;&quot;: &quot;&quot;&quot;; [.E3] ; &quot;&quot;&quot;, &quot;&quot;stateTopic&quot;&quot;: &quot;&quot;&quot;; [.F3] ;&quot;&quot;&quot;, &quot;&quot;pingTopic&quot;&quot;: &quot;&quot;&quot; ; [.G3] ; &quot;&quot;&quot; }}&quot;)" office:value-type="string" office:string-value="{  &quot;room&quot;: &quot;Workshop&quot;,   &quot;idName&quot;: &quot;wsflood&quot;,   &quot;friendlyName&quot;: &quot;Flood Light&quot;,   &quot;type&quot;: &quot;Switch&quot; ,&quot;object&quot;: { &quot;cmdTopic&quot;: &quot;/Workshop/wsflood/cmd&quot;, &quot;stateTopic&quot;: &quot;/Workshop/wsflood/state&quot;, &quot;pingTopic&quot;: &quot;/Workshop/wsflood/ping&quot; }}" calcext:value-type="string">
            <text:p>{ <text:s/>"room": "Workshop", <text:s text:c="2"/>"idName": "wsflood", <text:s text:c="2"/>"friendlyName": "Flood Light", <text:s text:c="2"/>"type": "Switch" ,"object": { "cmdTopic": "/Workshop/wsflood/cmd", "stateTopic": "/Workshop/wsflood/state", "pingTopic": "/Workshop/wsflood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4];&quot;/&quot;;[.B4];&quot;/cmd&quot;)" office:value-type="string" office:string-value="///cmd" calcext:value-type="string">
            <text:p>///cmd</text:p>
          </table:table-cell>
          <table:table-cell table:style-name="ce2" table:formula="of:=CONCATENATE(&quot;/&quot;;[.A4];&quot;/&quot;;[.B4];&quot;/state&quot;)" office:value-type="string" office:string-value="///state" calcext:value-type="string">
            <text:p>///state</text:p>
          </table:table-cell>
          <table:table-cell table:style-name="ce2" table:formula="of:=CONCATENATE(&quot;/&quot;;[.A4];&quot;/&quot;;[.B4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4] ; &quot;&quot;&quot;,   &quot;&quot;idName&quot;&quot;: &quot;&quot;&quot;; [.B4]; &quot;&quot;&quot;,   &quot;&quot;friendlyName&quot;&quot;: &quot;&quot;&quot;; [.C4]; &quot;&quot;&quot;,   &quot;&quot;type&quot;&quot;: &quot;&quot;&quot;; [.D4];  &quot;&quot;&quot; ,&quot;&quot;object&quot;&quot;: { &quot;&quot;cmdTopic&quot;&quot;: &quot;&quot;&quot;; [.E4] ; &quot;&quot;&quot;, &quot;&quot;stateTopic&quot;&quot;: &quot;&quot;&quot;; [.F4] ;&quot;&quot;&quot;, &quot;&quot;pingTopic&quot;&quot;: &quot;&quot;&quot; ; [.G4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5];&quot;/&quot;;[.B5];&quot;/cmd&quot;)" office:value-type="string" office:string-value="///cmd" calcext:value-type="string">
            <text:p>///cmd</text:p>
          </table:table-cell>
          <table:table-cell table:style-name="ce2" table:formula="of:=CONCATENATE(&quot;/&quot;;[.A5];&quot;/&quot;;[.B5];&quot;/state&quot;)" office:value-type="string" office:string-value="///state" calcext:value-type="string">
            <text:p>///state</text:p>
          </table:table-cell>
          <table:table-cell table:style-name="ce2" table:formula="of:=CONCATENATE(&quot;/&quot;;[.A5];&quot;/&quot;;[.B5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5] ; &quot;&quot;&quot;,   &quot;&quot;idName&quot;&quot;: &quot;&quot;&quot;; [.B5]; &quot;&quot;&quot;,   &quot;&quot;friendlyName&quot;&quot;: &quot;&quot;&quot;; [.C5]; &quot;&quot;&quot;,   &quot;&quot;type&quot;&quot;: &quot;&quot;&quot;; [.D5];  &quot;&quot;&quot; ,&quot;&quot;object&quot;&quot;: { &quot;&quot;cmdTopic&quot;&quot;: &quot;&quot;&quot;; [.E5] ; &quot;&quot;&quot;, &quot;&quot;stateTopic&quot;&quot;: &quot;&quot;&quot;; [.F5] ;&quot;&quot;&quot;, &quot;&quot;pingTopic&quot;&quot;: &quot;&quot;&quot; ; [.G5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6];&quot;/&quot;;[.B6];&quot;/cmd&quot;)" office:value-type="string" office:string-value="///cmd" calcext:value-type="string">
            <text:p>///cmd</text:p>
          </table:table-cell>
          <table:table-cell table:style-name="ce2" table:formula="of:=CONCATENATE(&quot;/&quot;;[.A6];&quot;/&quot;;[.B6];&quot;/state&quot;)" office:value-type="string" office:string-value="///state" calcext:value-type="string">
            <text:p>///state</text:p>
          </table:table-cell>
          <table:table-cell table:style-name="ce2" table:formula="of:=CONCATENATE(&quot;/&quot;;[.A6];&quot;/&quot;;[.B6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6] ; &quot;&quot;&quot;,   &quot;&quot;idName&quot;&quot;: &quot;&quot;&quot;; [.B6]; &quot;&quot;&quot;,   &quot;&quot;friendlyName&quot;&quot;: &quot;&quot;&quot;; [.C6]; &quot;&quot;&quot;,   &quot;&quot;type&quot;&quot;: &quot;&quot;&quot;; [.D6];  &quot;&quot;&quot; ,&quot;&quot;object&quot;&quot;: { &quot;&quot;cmdTopic&quot;&quot;: &quot;&quot;&quot;; [.E6] ; &quot;&quot;&quot;, &quot;&quot;stateTopic&quot;&quot;: &quot;&quot;&quot;; [.F6] ;&quot;&quot;&quot;, &quot;&quot;pingTopic&quot;&quot;: &quot;&quot;&quot; ; [.G6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7];&quot;/&quot;;[.B7];&quot;/cmd&quot;)" office:value-type="string" office:string-value="///cmd" calcext:value-type="string">
            <text:p>///cmd</text:p>
          </table:table-cell>
          <table:table-cell table:style-name="ce2" table:formula="of:=CONCATENATE(&quot;/&quot;;[.A7];&quot;/&quot;;[.B7];&quot;/state&quot;)" office:value-type="string" office:string-value="///state" calcext:value-type="string">
            <text:p>///state</text:p>
          </table:table-cell>
          <table:table-cell table:style-name="ce2" table:formula="of:=CONCATENATE(&quot;/&quot;;[.A7];&quot;/&quot;;[.B7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7] ; &quot;&quot;&quot;,   &quot;&quot;idName&quot;&quot;: &quot;&quot;&quot;; [.B7]; &quot;&quot;&quot;,   &quot;&quot;friendlyName&quot;&quot;: &quot;&quot;&quot;; [.C7]; &quot;&quot;&quot;,   &quot;&quot;type&quot;&quot;: &quot;&quot;&quot;; [.D7];  &quot;&quot;&quot; ,&quot;&quot;object&quot;&quot;: { &quot;&quot;cmdTopic&quot;&quot;: &quot;&quot;&quot;; [.E7] ; &quot;&quot;&quot;, &quot;&quot;stateTopic&quot;&quot;: &quot;&quot;&quot;; [.F7] ;&quot;&quot;&quot;, &quot;&quot;pingTopic&quot;&quot;: &quot;&quot;&quot; ; [.G7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8];&quot;/&quot;;[.B8];&quot;/cmd&quot;)" office:value-type="string" office:string-value="///cmd" calcext:value-type="string">
            <text:p>///cmd</text:p>
          </table:table-cell>
          <table:table-cell table:style-name="ce2" table:formula="of:=CONCATENATE(&quot;/&quot;;[.A8];&quot;/&quot;;[.B8];&quot;/state&quot;)" office:value-type="string" office:string-value="///state" calcext:value-type="string">
            <text:p>///state</text:p>
          </table:table-cell>
          <table:table-cell table:style-name="ce2" table:formula="of:=CONCATENATE(&quot;/&quot;;[.A8];&quot;/&quot;;[.B8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8] ; &quot;&quot;&quot;,   &quot;&quot;idName&quot;&quot;: &quot;&quot;&quot;; [.B8]; &quot;&quot;&quot;,   &quot;&quot;friendlyName&quot;&quot;: &quot;&quot;&quot;; [.C8]; &quot;&quot;&quot;,   &quot;&quot;type&quot;&quot;: &quot;&quot;&quot;; [.D8];  &quot;&quot;&quot; ,&quot;&quot;object&quot;&quot;: { &quot;&quot;cmdTopic&quot;&quot;: &quot;&quot;&quot;; [.E8] ; &quot;&quot;&quot;, &quot;&quot;stateTopic&quot;&quot;: &quot;&quot;&quot;; [.F8] ;&quot;&quot;&quot;, &quot;&quot;pingTopic&quot;&quot;: &quot;&quot;&quot; ; [.G8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9];&quot;/&quot;;[.B9];&quot;/cmd&quot;)" office:value-type="string" office:string-value="///cmd" calcext:value-type="string">
            <text:p>///cmd</text:p>
          </table:table-cell>
          <table:table-cell table:style-name="ce2" table:formula="of:=CONCATENATE(&quot;/&quot;;[.A9];&quot;/&quot;;[.B9];&quot;/state&quot;)" office:value-type="string" office:string-value="///state" calcext:value-type="string">
            <text:p>///state</text:p>
          </table:table-cell>
          <table:table-cell table:style-name="ce2" table:formula="of:=CONCATENATE(&quot;/&quot;;[.A9];&quot;/&quot;;[.B9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9] ; &quot;&quot;&quot;,   &quot;&quot;idName&quot;&quot;: &quot;&quot;&quot;; [.B9]; &quot;&quot;&quot;,   &quot;&quot;friendlyName&quot;&quot;: &quot;&quot;&quot;; [.C9]; &quot;&quot;&quot;,   &quot;&quot;type&quot;&quot;: &quot;&quot;&quot;; [.D9];  &quot;&quot;&quot; ,&quot;&quot;object&quot;&quot;: { &quot;&quot;cmdTopic&quot;&quot;: &quot;&quot;&quot;; [.E9] ; &quot;&quot;&quot;, &quot;&quot;stateTopic&quot;&quot;: &quot;&quot;&quot;; [.F9] ;&quot;&quot;&quot;, &quot;&quot;pingTopic&quot;&quot;: &quot;&quot;&quot; ; [.G9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10];&quot;/&quot;;[.B10];&quot;/cmd&quot;)" office:value-type="string" office:string-value="///cmd" calcext:value-type="string">
            <text:p>///cmd</text:p>
          </table:table-cell>
          <table:table-cell table:style-name="ce2" table:formula="of:=CONCATENATE(&quot;/&quot;;[.A10];&quot;/&quot;;[.B10];&quot;/state&quot;)" office:value-type="string" office:string-value="///state" calcext:value-type="string">
            <text:p>///state</text:p>
          </table:table-cell>
          <table:table-cell table:style-name="ce2" table:formula="of:=CONCATENATE(&quot;/&quot;;[.A10];&quot;/&quot;;[.B10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10] ; &quot;&quot;&quot;,   &quot;&quot;idName&quot;&quot;: &quot;&quot;&quot;; [.B10]; &quot;&quot;&quot;,   &quot;&quot;friendlyName&quot;&quot;: &quot;&quot;&quot;; [.C10]; &quot;&quot;&quot;,   &quot;&quot;type&quot;&quot;: &quot;&quot;&quot;; [.D10];  &quot;&quot;&quot; ,&quot;&quot;object&quot;&quot;: { &quot;&quot;cmdTopic&quot;&quot;: &quot;&quot;&quot;; [.E10] ; &quot;&quot;&quot;, &quot;&quot;stateTopic&quot;&quot;: &quot;&quot;&quot;; [.F10] ;&quot;&quot;&quot;, &quot;&quot;pingTopic&quot;&quot;: &quot;&quot;&quot; ; [.G10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11];&quot;/&quot;;[.B11];&quot;/cmd&quot;)" office:value-type="string" office:string-value="///cmd" calcext:value-type="string">
            <text:p>///cmd</text:p>
          </table:table-cell>
          <table:table-cell table:style-name="ce2" table:formula="of:=CONCATENATE(&quot;/&quot;;[.A11];&quot;/&quot;;[.B11];&quot;/state&quot;)" office:value-type="string" office:string-value="///state" calcext:value-type="string">
            <text:p>///state</text:p>
          </table:table-cell>
          <table:table-cell table:style-name="ce2" table:formula="of:=CONCATENATE(&quot;/&quot;;[.A11];&quot;/&quot;;[.B11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11] ; &quot;&quot;&quot;,   &quot;&quot;idName&quot;&quot;: &quot;&quot;&quot;; [.B11]; &quot;&quot;&quot;,   &quot;&quot;friendlyName&quot;&quot;: &quot;&quot;&quot;; [.C11]; &quot;&quot;&quot;,   &quot;&quot;type&quot;&quot;: &quot;&quot;&quot;; [.D11];  &quot;&quot;&quot; ,&quot;&quot;object&quot;&quot;: { &quot;&quot;cmdTopic&quot;&quot;: &quot;&quot;&quot;; [.E11] ; &quot;&quot;&quot;, &quot;&quot;stateTopic&quot;&quot;: &quot;&quot;&quot;; [.F11] ;&quot;&quot;&quot;, &quot;&quot;pingTopic&quot;&quot;: &quot;&quot;&quot; ; [.G11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12];&quot;/&quot;;[.B12];&quot;/cmd&quot;)" office:value-type="string" office:string-value="///cmd" calcext:value-type="string">
            <text:p>///cmd</text:p>
          </table:table-cell>
          <table:table-cell table:style-name="ce2" table:formula="of:=CONCATENATE(&quot;/&quot;;[.A12];&quot;/&quot;;[.B12];&quot;/state&quot;)" office:value-type="string" office:string-value="///state" calcext:value-type="string">
            <text:p>///state</text:p>
          </table:table-cell>
          <table:table-cell table:style-name="ce2" table:formula="of:=CONCATENATE(&quot;/&quot;;[.A12];&quot;/&quot;;[.B12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12] ; &quot;&quot;&quot;,   &quot;&quot;idName&quot;&quot;: &quot;&quot;&quot;; [.B12]; &quot;&quot;&quot;,   &quot;&quot;friendlyName&quot;&quot;: &quot;&quot;&quot;; [.C12]; &quot;&quot;&quot;,   &quot;&quot;type&quot;&quot;: &quot;&quot;&quot;; [.D12];  &quot;&quot;&quot; ,&quot;&quot;object&quot;&quot;: { &quot;&quot;cmdTopic&quot;&quot;: &quot;&quot;&quot;; [.E12] ; &quot;&quot;&quot;, &quot;&quot;stateTopic&quot;&quot;: &quot;&quot;&quot;; [.F12] ;&quot;&quot;&quot;, &quot;&quot;pingTopic&quot;&quot;: &quot;&quot;&quot; ; [.G12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13];&quot;/&quot;;[.B13];&quot;/cmd&quot;)" office:value-type="string" office:string-value="///cmd" calcext:value-type="string">
            <text:p>///cmd</text:p>
          </table:table-cell>
          <table:table-cell table:style-name="ce2" table:formula="of:=CONCATENATE(&quot;/&quot;;[.A13];&quot;/&quot;;[.B13];&quot;/state&quot;)" office:value-type="string" office:string-value="///state" calcext:value-type="string">
            <text:p>///state</text:p>
          </table:table-cell>
          <table:table-cell table:style-name="ce2" table:formula="of:=CONCATENATE(&quot;/&quot;;[.A13];&quot;/&quot;;[.B13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13] ; &quot;&quot;&quot;,   &quot;&quot;idName&quot;&quot;: &quot;&quot;&quot;; [.B13]; &quot;&quot;&quot;,   &quot;&quot;friendlyName&quot;&quot;: &quot;&quot;&quot;; [.C13]; &quot;&quot;&quot;,   &quot;&quot;type&quot;&quot;: &quot;&quot;&quot;; [.D13];  &quot;&quot;&quot; ,&quot;&quot;object&quot;&quot;: { &quot;&quot;cmdTopic&quot;&quot;: &quot;&quot;&quot;; [.E13] ; &quot;&quot;&quot;, &quot;&quot;stateTopic&quot;&quot;: &quot;&quot;&quot;; [.F13] ;&quot;&quot;&quot;, &quot;&quot;pingTopic&quot;&quot;: &quot;&quot;&quot; ; [.G13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14];&quot;/&quot;;[.B14];&quot;/cmd&quot;)" office:value-type="string" office:string-value="///cmd" calcext:value-type="string">
            <text:p>///cmd</text:p>
          </table:table-cell>
          <table:table-cell table:style-name="ce2" table:formula="of:=CONCATENATE(&quot;/&quot;;[.A14];&quot;/&quot;;[.B14];&quot;/state&quot;)" office:value-type="string" office:string-value="///state" calcext:value-type="string">
            <text:p>///state</text:p>
          </table:table-cell>
          <table:table-cell table:style-name="ce2" table:formula="of:=CONCATENATE(&quot;/&quot;;[.A14];&quot;/&quot;;[.B14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14] ; &quot;&quot;&quot;,   &quot;&quot;idName&quot;&quot;: &quot;&quot;&quot;; [.B14]; &quot;&quot;&quot;,   &quot;&quot;friendlyName&quot;&quot;: &quot;&quot;&quot;; [.C14]; &quot;&quot;&quot;,   &quot;&quot;type&quot;&quot;: &quot;&quot;&quot;; [.D14];  &quot;&quot;&quot; ,&quot;&quot;object&quot;&quot;: { &quot;&quot;cmdTopic&quot;&quot;: &quot;&quot;&quot;; [.E14] ; &quot;&quot;&quot;, &quot;&quot;stateTopic&quot;&quot;: &quot;&quot;&quot;; [.F14] ;&quot;&quot;&quot;, &quot;&quot;pingTopic&quot;&quot;: &quot;&quot;&quot; ; [.G14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15];&quot;/&quot;;[.B15];&quot;/cmd&quot;)" office:value-type="string" office:string-value="///cmd" calcext:value-type="string">
            <text:p>///cmd</text:p>
          </table:table-cell>
          <table:table-cell table:style-name="ce2" table:formula="of:=CONCATENATE(&quot;/&quot;;[.A15];&quot;/&quot;;[.B15];&quot;/state&quot;)" office:value-type="string" office:string-value="///state" calcext:value-type="string">
            <text:p>///state</text:p>
          </table:table-cell>
          <table:table-cell table:style-name="ce2" table:formula="of:=CONCATENATE(&quot;/&quot;;[.A15];&quot;/&quot;;[.B15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15] ; &quot;&quot;&quot;,   &quot;&quot;idName&quot;&quot;: &quot;&quot;&quot;; [.B15]; &quot;&quot;&quot;,   &quot;&quot;friendlyName&quot;&quot;: &quot;&quot;&quot;; [.C15]; &quot;&quot;&quot;,   &quot;&quot;type&quot;&quot;: &quot;&quot;&quot;; [.D15];  &quot;&quot;&quot; ,&quot;&quot;object&quot;&quot;: { &quot;&quot;cmdTopic&quot;&quot;: &quot;&quot;&quot;; [.E15] ; &quot;&quot;&quot;, &quot;&quot;stateTopic&quot;&quot;: &quot;&quot;&quot;; [.F15] ;&quot;&quot;&quot;, &quot;&quot;pingTopic&quot;&quot;: &quot;&quot;&quot; ; [.G15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16];&quot;/&quot;;[.B16];&quot;/cmd&quot;)" office:value-type="string" office:string-value="///cmd" calcext:value-type="string">
            <text:p>///cmd</text:p>
          </table:table-cell>
          <table:table-cell table:style-name="ce2" table:formula="of:=CONCATENATE(&quot;/&quot;;[.A16];&quot;/&quot;;[.B16];&quot;/state&quot;)" office:value-type="string" office:string-value="///state" calcext:value-type="string">
            <text:p>///state</text:p>
          </table:table-cell>
          <table:table-cell table:style-name="ce2" table:formula="of:=CONCATENATE(&quot;/&quot;;[.A16];&quot;/&quot;;[.B16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16] ; &quot;&quot;&quot;,   &quot;&quot;idName&quot;&quot;: &quot;&quot;&quot;; [.B16]; &quot;&quot;&quot;,   &quot;&quot;friendlyName&quot;&quot;: &quot;&quot;&quot;; [.C16]; &quot;&quot;&quot;,   &quot;&quot;type&quot;&quot;: &quot;&quot;&quot;; [.D16];  &quot;&quot;&quot; ,&quot;&quot;object&quot;&quot;: { &quot;&quot;cmdTopic&quot;&quot;: &quot;&quot;&quot;; [.E16] ; &quot;&quot;&quot;, &quot;&quot;stateTopic&quot;&quot;: &quot;&quot;&quot;; [.F16] ;&quot;&quot;&quot;, &quot;&quot;pingTopic&quot;&quot;: &quot;&quot;&quot; ; [.G16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17];&quot;/&quot;;[.B17];&quot;/cmd&quot;)" office:value-type="string" office:string-value="///cmd" calcext:value-type="string">
            <text:p>///cmd</text:p>
          </table:table-cell>
          <table:table-cell table:style-name="ce2" table:formula="of:=CONCATENATE(&quot;/&quot;;[.A17];&quot;/&quot;;[.B17];&quot;/state&quot;)" office:value-type="string" office:string-value="///state" calcext:value-type="string">
            <text:p>///state</text:p>
          </table:table-cell>
          <table:table-cell table:style-name="ce2" table:formula="of:=CONCATENATE(&quot;/&quot;;[.A17];&quot;/&quot;;[.B17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17] ; &quot;&quot;&quot;,   &quot;&quot;idName&quot;&quot;: &quot;&quot;&quot;; [.B17]; &quot;&quot;&quot;,   &quot;&quot;friendlyName&quot;&quot;: &quot;&quot;&quot;; [.C17]; &quot;&quot;&quot;,   &quot;&quot;type&quot;&quot;: &quot;&quot;&quot;; [.D17];  &quot;&quot;&quot; ,&quot;&quot;object&quot;&quot;: { &quot;&quot;cmdTopic&quot;&quot;: &quot;&quot;&quot;; [.E17] ; &quot;&quot;&quot;, &quot;&quot;stateTopic&quot;&quot;: &quot;&quot;&quot;; [.F17] ;&quot;&quot;&quot;, &quot;&quot;pingTopic&quot;&quot;: &quot;&quot;&quot; ; [.G17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18];&quot;/&quot;;[.B18];&quot;/cmd&quot;)" office:value-type="string" office:string-value="///cmd" calcext:value-type="string">
            <text:p>///cmd</text:p>
          </table:table-cell>
          <table:table-cell table:style-name="ce2" table:formula="of:=CONCATENATE(&quot;/&quot;;[.A18];&quot;/&quot;;[.B18];&quot;/state&quot;)" office:value-type="string" office:string-value="///state" calcext:value-type="string">
            <text:p>///state</text:p>
          </table:table-cell>
          <table:table-cell table:style-name="ce2" table:formula="of:=CONCATENATE(&quot;/&quot;;[.A18];&quot;/&quot;;[.B18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18] ; &quot;&quot;&quot;,   &quot;&quot;idName&quot;&quot;: &quot;&quot;&quot;; [.B18]; &quot;&quot;&quot;,   &quot;&quot;friendlyName&quot;&quot;: &quot;&quot;&quot;; [.C18]; &quot;&quot;&quot;,   &quot;&quot;type&quot;&quot;: &quot;&quot;&quot;; [.D18];  &quot;&quot;&quot; ,&quot;&quot;object&quot;&quot;: { &quot;&quot;cmdTopic&quot;&quot;: &quot;&quot;&quot;; [.E18] ; &quot;&quot;&quot;, &quot;&quot;stateTopic&quot;&quot;: &quot;&quot;&quot;; [.F18] ;&quot;&quot;&quot;, &quot;&quot;pingTopic&quot;&quot;: &quot;&quot;&quot; ; [.G18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19];&quot;/&quot;;[.B19];&quot;/cmd&quot;)" office:value-type="string" office:string-value="///cmd" calcext:value-type="string">
            <text:p>///cmd</text:p>
          </table:table-cell>
          <table:table-cell table:style-name="ce2" table:formula="of:=CONCATENATE(&quot;/&quot;;[.A19];&quot;/&quot;;[.B19];&quot;/state&quot;)" office:value-type="string" office:string-value="///state" calcext:value-type="string">
            <text:p>///state</text:p>
          </table:table-cell>
          <table:table-cell table:style-name="ce2" table:formula="of:=CONCATENATE(&quot;/&quot;;[.A19];&quot;/&quot;;[.B19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19] ; &quot;&quot;&quot;,   &quot;&quot;idName&quot;&quot;: &quot;&quot;&quot;; [.B19]; &quot;&quot;&quot;,   &quot;&quot;friendlyName&quot;&quot;: &quot;&quot;&quot;; [.C19]; &quot;&quot;&quot;,   &quot;&quot;type&quot;&quot;: &quot;&quot;&quot;; [.D19];  &quot;&quot;&quot; ,&quot;&quot;object&quot;&quot;: { &quot;&quot;cmdTopic&quot;&quot;: &quot;&quot;&quot;; [.E19] ; &quot;&quot;&quot;, &quot;&quot;stateTopic&quot;&quot;: &quot;&quot;&quot;; [.F19] ;&quot;&quot;&quot;, &quot;&quot;pingTopic&quot;&quot;: &quot;&quot;&quot; ; [.G19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20];&quot;/&quot;;[.B20];&quot;/cmd&quot;)" office:value-type="string" office:string-value="///cmd" calcext:value-type="string">
            <text:p>///cmd</text:p>
          </table:table-cell>
          <table:table-cell table:style-name="ce2" table:formula="of:=CONCATENATE(&quot;/&quot;;[.A20];&quot;/&quot;;[.B20];&quot;/state&quot;)" office:value-type="string" office:string-value="///state" calcext:value-type="string">
            <text:p>///state</text:p>
          </table:table-cell>
          <table:table-cell table:style-name="ce2" table:formula="of:=CONCATENATE(&quot;/&quot;;[.A20];&quot;/&quot;;[.B20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20] ; &quot;&quot;&quot;,   &quot;&quot;idName&quot;&quot;: &quot;&quot;&quot;; [.B20]; &quot;&quot;&quot;,   &quot;&quot;friendlyName&quot;&quot;: &quot;&quot;&quot;; [.C20]; &quot;&quot;&quot;,   &quot;&quot;type&quot;&quot;: &quot;&quot;&quot;; [.D20];  &quot;&quot;&quot; ,&quot;&quot;object&quot;&quot;: { &quot;&quot;cmdTopic&quot;&quot;: &quot;&quot;&quot;; [.E20] ; &quot;&quot;&quot;, &quot;&quot;stateTopic&quot;&quot;: &quot;&quot;&quot;; [.F20] ;&quot;&quot;&quot;, &quot;&quot;pingTopic&quot;&quot;: &quot;&quot;&quot; ; [.G20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21];&quot;/&quot;;[.B21];&quot;/cmd&quot;)" office:value-type="string" office:string-value="///cmd" calcext:value-type="string">
            <text:p>///cmd</text:p>
          </table:table-cell>
          <table:table-cell table:style-name="ce2" table:formula="of:=CONCATENATE(&quot;/&quot;;[.A21];&quot;/&quot;;[.B21];&quot;/state&quot;)" office:value-type="string" office:string-value="///state" calcext:value-type="string">
            <text:p>///state</text:p>
          </table:table-cell>
          <table:table-cell table:style-name="ce2" table:formula="of:=CONCATENATE(&quot;/&quot;;[.A21];&quot;/&quot;;[.B21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21] ; &quot;&quot;&quot;,   &quot;&quot;idName&quot;&quot;: &quot;&quot;&quot;; [.B21]; &quot;&quot;&quot;,   &quot;&quot;friendlyName&quot;&quot;: &quot;&quot;&quot;; [.C21]; &quot;&quot;&quot;,   &quot;&quot;type&quot;&quot;: &quot;&quot;&quot;; [.D21];  &quot;&quot;&quot; ,&quot;&quot;object&quot;&quot;: { &quot;&quot;cmdTopic&quot;&quot;: &quot;&quot;&quot;; [.E21] ; &quot;&quot;&quot;, &quot;&quot;stateTopic&quot;&quot;: &quot;&quot;&quot;; [.F21] ;&quot;&quot;&quot;, &quot;&quot;pingTopic&quot;&quot;: &quot;&quot;&quot; ; [.G21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22];&quot;/&quot;;[.B22];&quot;/cmd&quot;)" office:value-type="string" office:string-value="///cmd" calcext:value-type="string">
            <text:p>///cmd</text:p>
          </table:table-cell>
          <table:table-cell table:style-name="ce2" table:formula="of:=CONCATENATE(&quot;/&quot;;[.A22];&quot;/&quot;;[.B22];&quot;/state&quot;)" office:value-type="string" office:string-value="///state" calcext:value-type="string">
            <text:p>///state</text:p>
          </table:table-cell>
          <table:table-cell table:style-name="ce2" table:formula="of:=CONCATENATE(&quot;/&quot;;[.A22];&quot;/&quot;;[.B22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22] ; &quot;&quot;&quot;,   &quot;&quot;idName&quot;&quot;: &quot;&quot;&quot;; [.B22]; &quot;&quot;&quot;,   &quot;&quot;friendlyName&quot;&quot;: &quot;&quot;&quot;; [.C22]; &quot;&quot;&quot;,   &quot;&quot;type&quot;&quot;: &quot;&quot;&quot;; [.D22];  &quot;&quot;&quot; ,&quot;&quot;object&quot;&quot;: { &quot;&quot;cmdTopic&quot;&quot;: &quot;&quot;&quot;; [.E22] ; &quot;&quot;&quot;, &quot;&quot;stateTopic&quot;&quot;: &quot;&quot;&quot;; [.F22] ;&quot;&quot;&quot;, &quot;&quot;pingTopic&quot;&quot;: &quot;&quot;&quot; ; [.G22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23];&quot;/&quot;;[.B23];&quot;/cmd&quot;)" office:value-type="string" office:string-value="///cmd" calcext:value-type="string">
            <text:p>///cmd</text:p>
          </table:table-cell>
          <table:table-cell table:style-name="ce2" table:formula="of:=CONCATENATE(&quot;/&quot;;[.A23];&quot;/&quot;;[.B23];&quot;/state&quot;)" office:value-type="string" office:string-value="///state" calcext:value-type="string">
            <text:p>///state</text:p>
          </table:table-cell>
          <table:table-cell table:style-name="ce2" table:formula="of:=CONCATENATE(&quot;/&quot;;[.A23];&quot;/&quot;;[.B23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23] ; &quot;&quot;&quot;,   &quot;&quot;idName&quot;&quot;: &quot;&quot;&quot;; [.B23]; &quot;&quot;&quot;,   &quot;&quot;friendlyName&quot;&quot;: &quot;&quot;&quot;; [.C23]; &quot;&quot;&quot;,   &quot;&quot;type&quot;&quot;: &quot;&quot;&quot;; [.D23];  &quot;&quot;&quot; ,&quot;&quot;object&quot;&quot;: { &quot;&quot;cmdTopic&quot;&quot;: &quot;&quot;&quot;; [.E23] ; &quot;&quot;&quot;, &quot;&quot;stateTopic&quot;&quot;: &quot;&quot;&quot;; [.F23] ;&quot;&quot;&quot;, &quot;&quot;pingTopic&quot;&quot;: &quot;&quot;&quot; ; [.G23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24];&quot;/&quot;;[.B24];&quot;/cmd&quot;)" office:value-type="string" office:string-value="///cmd" calcext:value-type="string">
            <text:p>///cmd</text:p>
          </table:table-cell>
          <table:table-cell table:style-name="ce2" table:formula="of:=CONCATENATE(&quot;/&quot;;[.A24];&quot;/&quot;;[.B24];&quot;/state&quot;)" office:value-type="string" office:string-value="///state" calcext:value-type="string">
            <text:p>///state</text:p>
          </table:table-cell>
          <table:table-cell table:style-name="ce2" table:formula="of:=CONCATENATE(&quot;/&quot;;[.A24];&quot;/&quot;;[.B24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24] ; &quot;&quot;&quot;,   &quot;&quot;idName&quot;&quot;: &quot;&quot;&quot;; [.B24]; &quot;&quot;&quot;,   &quot;&quot;friendlyName&quot;&quot;: &quot;&quot;&quot;; [.C24]; &quot;&quot;&quot;,   &quot;&quot;type&quot;&quot;: &quot;&quot;&quot;; [.D24];  &quot;&quot;&quot; ,&quot;&quot;object&quot;&quot;: { &quot;&quot;cmdTopic&quot;&quot;: &quot;&quot;&quot;; [.E24] ; &quot;&quot;&quot;, &quot;&quot;stateTopic&quot;&quot;: &quot;&quot;&quot;; [.F24] ;&quot;&quot;&quot;, &quot;&quot;pingTopic&quot;&quot;: &quot;&quot;&quot; ; [.G24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25];&quot;/&quot;;[.B25];&quot;/cmd&quot;)" office:value-type="string" office:string-value="///cmd" calcext:value-type="string">
            <text:p>///cmd</text:p>
          </table:table-cell>
          <table:table-cell table:style-name="ce2" table:formula="of:=CONCATENATE(&quot;/&quot;;[.A25];&quot;/&quot;;[.B25];&quot;/state&quot;)" office:value-type="string" office:string-value="///state" calcext:value-type="string">
            <text:p>///state</text:p>
          </table:table-cell>
          <table:table-cell table:style-name="ce2" table:formula="of:=CONCATENATE(&quot;/&quot;;[.A25];&quot;/&quot;;[.B25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25] ; &quot;&quot;&quot;,   &quot;&quot;idName&quot;&quot;: &quot;&quot;&quot;; [.B25]; &quot;&quot;&quot;,   &quot;&quot;friendlyName&quot;&quot;: &quot;&quot;&quot;; [.C25]; &quot;&quot;&quot;,   &quot;&quot;type&quot;&quot;: &quot;&quot;&quot;; [.D25];  &quot;&quot;&quot; ,&quot;&quot;object&quot;&quot;: { &quot;&quot;cmdTopic&quot;&quot;: &quot;&quot;&quot;; [.E25] ; &quot;&quot;&quot;, &quot;&quot;stateTopic&quot;&quot;: &quot;&quot;&quot;; [.F25] ;&quot;&quot;&quot;, &quot;&quot;pingTopic&quot;&quot;: &quot;&quot;&quot; ; [.G25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26];&quot;/&quot;;[.B26];&quot;/cmd&quot;)" office:value-type="string" office:string-value="///cmd" calcext:value-type="string">
            <text:p>///cmd</text:p>
          </table:table-cell>
          <table:table-cell table:style-name="ce2" table:formula="of:=CONCATENATE(&quot;/&quot;;[.A26];&quot;/&quot;;[.B26];&quot;/state&quot;)" office:value-type="string" office:string-value="///state" calcext:value-type="string">
            <text:p>///state</text:p>
          </table:table-cell>
          <table:table-cell table:style-name="ce2" table:formula="of:=CONCATENATE(&quot;/&quot;;[.A26];&quot;/&quot;;[.B26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26] ; &quot;&quot;&quot;,   &quot;&quot;idName&quot;&quot;: &quot;&quot;&quot;; [.B26]; &quot;&quot;&quot;,   &quot;&quot;friendlyName&quot;&quot;: &quot;&quot;&quot;; [.C26]; &quot;&quot;&quot;,   &quot;&quot;type&quot;&quot;: &quot;&quot;&quot;; [.D26];  &quot;&quot;&quot; ,&quot;&quot;object&quot;&quot;: { &quot;&quot;cmdTopic&quot;&quot;: &quot;&quot;&quot;; [.E26] ; &quot;&quot;&quot;, &quot;&quot;stateTopic&quot;&quot;: &quot;&quot;&quot;; [.F26] ;&quot;&quot;&quot;, &quot;&quot;pingTopic&quot;&quot;: &quot;&quot;&quot; ; [.G26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27];&quot;/&quot;;[.B27];&quot;/cmd&quot;)" office:value-type="string" office:string-value="///cmd" calcext:value-type="string">
            <text:p>///cmd</text:p>
          </table:table-cell>
          <table:table-cell table:style-name="ce2" table:formula="of:=CONCATENATE(&quot;/&quot;;[.A27];&quot;/&quot;;[.B27];&quot;/state&quot;)" office:value-type="string" office:string-value="///state" calcext:value-type="string">
            <text:p>///state</text:p>
          </table:table-cell>
          <table:table-cell table:style-name="ce2" table:formula="of:=CONCATENATE(&quot;/&quot;;[.A27];&quot;/&quot;;[.B27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27] ; &quot;&quot;&quot;,   &quot;&quot;idName&quot;&quot;: &quot;&quot;&quot;; [.B27]; &quot;&quot;&quot;,   &quot;&quot;friendlyName&quot;&quot;: &quot;&quot;&quot;; [.C27]; &quot;&quot;&quot;,   &quot;&quot;type&quot;&quot;: &quot;&quot;&quot;; [.D27];  &quot;&quot;&quot; ,&quot;&quot;object&quot;&quot;: { &quot;&quot;cmdTopic&quot;&quot;: &quot;&quot;&quot;; [.E27] ; &quot;&quot;&quot;, &quot;&quot;stateTopic&quot;&quot;: &quot;&quot;&quot;; [.F27] ;&quot;&quot;&quot;, &quot;&quot;pingTopic&quot;&quot;: &quot;&quot;&quot; ; [.G27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28];&quot;/&quot;;[.B28];&quot;/cmd&quot;)" office:value-type="string" office:string-value="///cmd" calcext:value-type="string">
            <text:p>///cmd</text:p>
          </table:table-cell>
          <table:table-cell table:style-name="ce2" table:formula="of:=CONCATENATE(&quot;/&quot;;[.A28];&quot;/&quot;;[.B28];&quot;/state&quot;)" office:value-type="string" office:string-value="///state" calcext:value-type="string">
            <text:p>///state</text:p>
          </table:table-cell>
          <table:table-cell table:style-name="ce2" table:formula="of:=CONCATENATE(&quot;/&quot;;[.A28];&quot;/&quot;;[.B28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28] ; &quot;&quot;&quot;,   &quot;&quot;idName&quot;&quot;: &quot;&quot;&quot;; [.B28]; &quot;&quot;&quot;,   &quot;&quot;friendlyName&quot;&quot;: &quot;&quot;&quot;; [.C28]; &quot;&quot;&quot;,   &quot;&quot;type&quot;&quot;: &quot;&quot;&quot;; [.D28];  &quot;&quot;&quot; ,&quot;&quot;object&quot;&quot;: { &quot;&quot;cmdTopic&quot;&quot;: &quot;&quot;&quot;; [.E28] ; &quot;&quot;&quot;, &quot;&quot;stateTopic&quot;&quot;: &quot;&quot;&quot;; [.F28] ;&quot;&quot;&quot;, &quot;&quot;pingTopic&quot;&quot;: &quot;&quot;&quot; ; [.G28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29];&quot;/&quot;;[.B29];&quot;/cmd&quot;)" office:value-type="string" office:string-value="///cmd" calcext:value-type="string">
            <text:p>///cmd</text:p>
          </table:table-cell>
          <table:table-cell table:style-name="ce2" table:formula="of:=CONCATENATE(&quot;/&quot;;[.A29];&quot;/&quot;;[.B29];&quot;/state&quot;)" office:value-type="string" office:string-value="///state" calcext:value-type="string">
            <text:p>///state</text:p>
          </table:table-cell>
          <table:table-cell table:style-name="ce2" table:formula="of:=CONCATENATE(&quot;/&quot;;[.A29];&quot;/&quot;;[.B29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29] ; &quot;&quot;&quot;,   &quot;&quot;idName&quot;&quot;: &quot;&quot;&quot;; [.B29]; &quot;&quot;&quot;,   &quot;&quot;friendlyName&quot;&quot;: &quot;&quot;&quot;; [.C29]; &quot;&quot;&quot;,   &quot;&quot;type&quot;&quot;: &quot;&quot;&quot;; [.D29];  &quot;&quot;&quot; ,&quot;&quot;object&quot;&quot;: { &quot;&quot;cmdTopic&quot;&quot;: &quot;&quot;&quot;; [.E29] ; &quot;&quot;&quot;, &quot;&quot;stateTopic&quot;&quot;: &quot;&quot;&quot;; [.F29] ;&quot;&quot;&quot;, &quot;&quot;pingTopic&quot;&quot;: &quot;&quot;&quot; ; [.G29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30];&quot;/&quot;;[.B30];&quot;/cmd&quot;)" office:value-type="string" office:string-value="///cmd" calcext:value-type="string">
            <text:p>///cmd</text:p>
          </table:table-cell>
          <table:table-cell table:style-name="ce2" table:formula="of:=CONCATENATE(&quot;/&quot;;[.A30];&quot;/&quot;;[.B30];&quot;/state&quot;)" office:value-type="string" office:string-value="///state" calcext:value-type="string">
            <text:p>///state</text:p>
          </table:table-cell>
          <table:table-cell table:style-name="ce2" table:formula="of:=CONCATENATE(&quot;/&quot;;[.A30];&quot;/&quot;;[.B30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30] ; &quot;&quot;&quot;,   &quot;&quot;idName&quot;&quot;: &quot;&quot;&quot;; [.B30]; &quot;&quot;&quot;,   &quot;&quot;friendlyName&quot;&quot;: &quot;&quot;&quot;; [.C30]; &quot;&quot;&quot;,   &quot;&quot;type&quot;&quot;: &quot;&quot;&quot;; [.D30];  &quot;&quot;&quot; ,&quot;&quot;object&quot;&quot;: { &quot;&quot;cmdTopic&quot;&quot;: &quot;&quot;&quot;; [.E30] ; &quot;&quot;&quot;, &quot;&quot;stateTopic&quot;&quot;: &quot;&quot;&quot;; [.F30] ;&quot;&quot;&quot;, &quot;&quot;pingTopic&quot;&quot;: &quot;&quot;&quot; ; [.G30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31];&quot;/&quot;;[.B31];&quot;/cmd&quot;)" office:value-type="string" office:string-value="///cmd" calcext:value-type="string">
            <text:p>///cmd</text:p>
          </table:table-cell>
          <table:table-cell table:style-name="ce2" table:formula="of:=CONCATENATE(&quot;/&quot;;[.A31];&quot;/&quot;;[.B31];&quot;/state&quot;)" office:value-type="string" office:string-value="///state" calcext:value-type="string">
            <text:p>///state</text:p>
          </table:table-cell>
          <table:table-cell table:style-name="ce2" table:formula="of:=CONCATENATE(&quot;/&quot;;[.A31];&quot;/&quot;;[.B31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31] ; &quot;&quot;&quot;,   &quot;&quot;idName&quot;&quot;: &quot;&quot;&quot;; [.B31]; &quot;&quot;&quot;,   &quot;&quot;friendlyName&quot;&quot;: &quot;&quot;&quot;; [.C31]; &quot;&quot;&quot;,   &quot;&quot;type&quot;&quot;: &quot;&quot;&quot;; [.D31];  &quot;&quot;&quot; ,&quot;&quot;object&quot;&quot;: { &quot;&quot;cmdTopic&quot;&quot;: &quot;&quot;&quot;; [.E31] ; &quot;&quot;&quot;, &quot;&quot;stateTopic&quot;&quot;: &quot;&quot;&quot;; [.F31] ;&quot;&quot;&quot;, &quot;&quot;pingTopic&quot;&quot;: &quot;&quot;&quot; ; [.G31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32];&quot;/&quot;;[.B32];&quot;/cmd&quot;)" office:value-type="string" office:string-value="///cmd" calcext:value-type="string">
            <text:p>///cmd</text:p>
          </table:table-cell>
          <table:table-cell table:style-name="ce2" table:formula="of:=CONCATENATE(&quot;/&quot;;[.A32];&quot;/&quot;;[.B32];&quot;/state&quot;)" office:value-type="string" office:string-value="///state" calcext:value-type="string">
            <text:p>///state</text:p>
          </table:table-cell>
          <table:table-cell table:style-name="ce2" table:formula="of:=CONCATENATE(&quot;/&quot;;[.A32];&quot;/&quot;;[.B32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32] ; &quot;&quot;&quot;,   &quot;&quot;idName&quot;&quot;: &quot;&quot;&quot;; [.B32]; &quot;&quot;&quot;,   &quot;&quot;friendlyName&quot;&quot;: &quot;&quot;&quot;; [.C32]; &quot;&quot;&quot;,   &quot;&quot;type&quot;&quot;: &quot;&quot;&quot;; [.D32];  &quot;&quot;&quot; ,&quot;&quot;object&quot;&quot;: { &quot;&quot;cmdTopic&quot;&quot;: &quot;&quot;&quot;; [.E32] ; &quot;&quot;&quot;, &quot;&quot;stateTopic&quot;&quot;: &quot;&quot;&quot;; [.F32] ;&quot;&quot;&quot;, &quot;&quot;pingTopic&quot;&quot;: &quot;&quot;&quot; ; [.G32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33];&quot;/&quot;;[.B33];&quot;/cmd&quot;)" office:value-type="string" office:string-value="///cmd" calcext:value-type="string">
            <text:p>///cmd</text:p>
          </table:table-cell>
          <table:table-cell table:style-name="ce2" table:formula="of:=CONCATENATE(&quot;/&quot;;[.A33];&quot;/&quot;;[.B33];&quot;/state&quot;)" office:value-type="string" office:string-value="///state" calcext:value-type="string">
            <text:p>///state</text:p>
          </table:table-cell>
          <table:table-cell table:style-name="ce2" table:formula="of:=CONCATENATE(&quot;/&quot;;[.A33];&quot;/&quot;;[.B33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33] ; &quot;&quot;&quot;,   &quot;&quot;idName&quot;&quot;: &quot;&quot;&quot;; [.B33]; &quot;&quot;&quot;,   &quot;&quot;friendlyName&quot;&quot;: &quot;&quot;&quot;; [.C33]; &quot;&quot;&quot;,   &quot;&quot;type&quot;&quot;: &quot;&quot;&quot;; [.D33];  &quot;&quot;&quot; ,&quot;&quot;object&quot;&quot;: { &quot;&quot;cmdTopic&quot;&quot;: &quot;&quot;&quot;; [.E33] ; &quot;&quot;&quot;, &quot;&quot;stateTopic&quot;&quot;: &quot;&quot;&quot;; [.F33] ;&quot;&quot;&quot;, &quot;&quot;pingTopic&quot;&quot;: &quot;&quot;&quot; ; [.G33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style-name="ce2" table:formula="of:=CONCATENATE(&quot;/&quot;;[.A34];&quot;/&quot;;[.B34];&quot;/cmd&quot;)" office:value-type="string" office:string-value="///cmd" calcext:value-type="string">
            <text:p>///cmd</text:p>
          </table:table-cell>
          <table:table-cell table:style-name="ce2" table:formula="of:=CONCATENATE(&quot;/&quot;;[.A34];&quot;/&quot;;[.B34];&quot;/state&quot;)" office:value-type="string" office:string-value="///state" calcext:value-type="string">
            <text:p>///state</text:p>
          </table:table-cell>
          <table:table-cell table:style-name="ce2" table:formula="of:=CONCATENATE(&quot;/&quot;;[.A34];&quot;/&quot;;[.B34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34] ; &quot;&quot;&quot;,   &quot;&quot;idName&quot;&quot;: &quot;&quot;&quot;; [.B34]; &quot;&quot;&quot;,   &quot;&quot;friendlyName&quot;&quot;: &quot;&quot;&quot;; [.C34]; &quot;&quot;&quot;,   &quot;&quot;type&quot;&quot;: &quot;&quot;&quot;; [.D34];  &quot;&quot;&quot; ,&quot;&quot;object&quot;&quot;: { &quot;&quot;cmdTopic&quot;&quot;: &quot;&quot;&quot;; [.E34] ; &quot;&quot;&quot;, &quot;&quot;stateTopic&quot;&quot;: &quot;&quot;&quot;; [.F34] ;&quot;&quot;&quot;, &quot;&quot;pingTopic&quot;&quot;: &quot;&quot;&quot; ; [.G34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number-columns-repeated="3"/>
          <table:table-cell table:content-validation-name="val2"/>
          <table:table-cell table:style-name="ce2" table:formula="of:=CONCATENATE(&quot;/&quot;;[.A35];&quot;/&quot;;[.B35];&quot;/cmd&quot;)" office:value-type="string" office:string-value="///cmd" calcext:value-type="string">
            <text:p>///cmd</text:p>
          </table:table-cell>
          <table:table-cell table:style-name="ce2" table:formula="of:=CONCATENATE(&quot;/&quot;;[.A35];&quot;/&quot;;[.B35];&quot;/state&quot;)" office:value-type="string" office:string-value="///state" calcext:value-type="string">
            <text:p>///state</text:p>
          </table:table-cell>
          <table:table-cell table:style-name="ce2" table:formula="of:=CONCATENATE(&quot;/&quot;;[.A35];&quot;/&quot;;[.B35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35] ; &quot;&quot;&quot;,   &quot;&quot;idName&quot;&quot;: &quot;&quot;&quot;; [.B35]; &quot;&quot;&quot;,   &quot;&quot;friendlyName&quot;&quot;: &quot;&quot;&quot;; [.C35]; &quot;&quot;&quot;,   &quot;&quot;type&quot;&quot;: &quot;&quot;&quot;; [.D35];  &quot;&quot;&quot; ,&quot;&quot;object&quot;&quot;: { &quot;&quot;cmdTopic&quot;&quot;: &quot;&quot;&quot;; [.E35] ; &quot;&quot;&quot;, &quot;&quot;stateTopic&quot;&quot;: &quot;&quot;&quot;; [.F35] ;&quot;&quot;&quot;, &quot;&quot;pingTopic&quot;&quot;: &quot;&quot;&quot; ; [.G35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number-columns-repeated="3"/>
          <table:table-cell table:content-validation-name="val2"/>
          <table:table-cell table:style-name="ce2" table:formula="of:=CONCATENATE(&quot;/&quot;;[.A36];&quot;/&quot;;[.B36];&quot;/cmd&quot;)" office:value-type="string" office:string-value="///cmd" calcext:value-type="string">
            <text:p>///cmd</text:p>
          </table:table-cell>
          <table:table-cell table:style-name="ce2" table:formula="of:=CONCATENATE(&quot;/&quot;;[.A36];&quot;/&quot;;[.B36];&quot;/state&quot;)" office:value-type="string" office:string-value="///state" calcext:value-type="string">
            <text:p>///state</text:p>
          </table:table-cell>
          <table:table-cell table:style-name="ce2" table:formula="of:=CONCATENATE(&quot;/&quot;;[.A36];&quot;/&quot;;[.B36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36] ; &quot;&quot;&quot;,   &quot;&quot;idName&quot;&quot;: &quot;&quot;&quot;; [.B36]; &quot;&quot;&quot;,   &quot;&quot;friendlyName&quot;&quot;: &quot;&quot;&quot;; [.C36]; &quot;&quot;&quot;,   &quot;&quot;type&quot;&quot;: &quot;&quot;&quot;; [.D36];  &quot;&quot;&quot; ,&quot;&quot;object&quot;&quot;: { &quot;&quot;cmdTopic&quot;&quot;: &quot;&quot;&quot;; [.E36] ; &quot;&quot;&quot;, &quot;&quot;stateTopic&quot;&quot;: &quot;&quot;&quot;; [.F36] ;&quot;&quot;&quot;, &quot;&quot;pingTopic&quot;&quot;: &quot;&quot;&quot; ; [.G36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number-columns-repeated="3"/>
          <table:table-cell table:content-validation-name="val2"/>
          <table:table-cell table:style-name="ce2" table:formula="of:=CONCATENATE(&quot;/&quot;;[.A37];&quot;/&quot;;[.B37];&quot;/cmd&quot;)" office:value-type="string" office:string-value="///cmd" calcext:value-type="string">
            <text:p>///cmd</text:p>
          </table:table-cell>
          <table:table-cell table:style-name="ce2" table:formula="of:=CONCATENATE(&quot;/&quot;;[.A37];&quot;/&quot;;[.B37];&quot;/state&quot;)" office:value-type="string" office:string-value="///state" calcext:value-type="string">
            <text:p>///state</text:p>
          </table:table-cell>
          <table:table-cell table:style-name="ce2" table:formula="of:=CONCATENATE(&quot;/&quot;;[.A37];&quot;/&quot;;[.B37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37] ; &quot;&quot;&quot;,   &quot;&quot;idName&quot;&quot;: &quot;&quot;&quot;; [.B37]; &quot;&quot;&quot;,   &quot;&quot;friendlyName&quot;&quot;: &quot;&quot;&quot;; [.C37]; &quot;&quot;&quot;,   &quot;&quot;type&quot;&quot;: &quot;&quot;&quot;; [.D37];  &quot;&quot;&quot; ,&quot;&quot;object&quot;&quot;: { &quot;&quot;cmdTopic&quot;&quot;: &quot;&quot;&quot;; [.E37] ; &quot;&quot;&quot;, &quot;&quot;stateTopic&quot;&quot;: &quot;&quot;&quot;; [.F37] ;&quot;&quot;&quot;, &quot;&quot;pingTopic&quot;&quot;: &quot;&quot;&quot; ; [.G37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>
          <table:table-cell table:number-columns-repeated="3"/>
          <table:table-cell table:content-validation-name="val2"/>
          <table:table-cell table:style-name="ce2" table:formula="of:=CONCATENATE(&quot;/&quot;;[.A38];&quot;/&quot;;[.B38];&quot;/cmd&quot;)" office:value-type="string" office:string-value="///cmd" calcext:value-type="string">
            <text:p>///cmd</text:p>
          </table:table-cell>
          <table:table-cell table:style-name="ce2" table:formula="of:=CONCATENATE(&quot;/&quot;;[.A38];&quot;/&quot;;[.B38];&quot;/state&quot;)" office:value-type="string" office:string-value="///state" calcext:value-type="string">
            <text:p>///state</text:p>
          </table:table-cell>
          <table:table-cell table:style-name="ce2" table:formula="of:=CONCATENATE(&quot;/&quot;;[.A38];&quot;/&quot;;[.B38];&quot;/ping&quot;)" office:value-type="string" office:string-value="///ping" calcext:value-type="string">
            <text:p>///ping</text:p>
          </table:table-cell>
          <table:table-cell table:formula="of:=CONCATENATE( &quot;{  &quot;&quot;room&quot;&quot;: &quot;&quot;&quot;; [.A38] ; &quot;&quot;&quot;,   &quot;&quot;idName&quot;&quot;: &quot;&quot;&quot;; [.B38]; &quot;&quot;&quot;,   &quot;&quot;friendlyName&quot;&quot;: &quot;&quot;&quot;; [.C38]; &quot;&quot;&quot;,   &quot;&quot;type&quot;&quot;: &quot;&quot;&quot;; [.D38];  &quot;&quot;&quot; ,&quot;&quot;object&quot;&quot;: { &quot;&quot;cmdTopic&quot;&quot;: &quot;&quot;&quot;; [.E38] ; &quot;&quot;&quot;, &quot;&quot;stateTopic&quot;&quot;: &quot;&quot;&quot;; [.F38] ;&quot;&quot;&quot;, &quot;&quot;pingTopic&quot;&quot;: &quot;&quot;&quot; ; [.G38] ; &quot;&quot;&quot; }}&quot;)" office:value-type="string" office:string-value="{  &quot;room&quot;: &quot;&quot;,   &quot;idName&quot;: &quot;&quot;,   &quot;friendlyName&quot;: &quot;&quot;,   &quot;type&quot;: &quot;&quot; ,&quot;object&quot;: { &quot;cmdTopic&quot;: &quot;///cmd&quot;, &quot;stateTopic&quot;: &quot;///state&quot;, &quot;pingTopic&quot;: &quot;///ping&quot; }}" calcext:value-type="string">
            <text:p>{ <text:s/>"room": "", <text:s text:c="2"/>"idName": "", <text:s text:c="2"/>"friendlyName": "", <text:s text:c="2"/>"type": "" ,"object": { "cmdTopic": "///cmd", "stateTopic": "///state", "pingTopic": "///ping" }}</text:p>
          </table:table-cell>
        </table:table-row>
        <table:table-row table:style-name="ro1" table:number-rows-repeated="1048537">
          <table:table-cell table:number-columns-repeated="3"/>
          <table:table-cell table:content-validation-name="val2"/>
          <table:table-cell table:number-columns-repeated="4"/>
        </table:table-row>
        <table:table-row table:style-name="ro1">
          <table:table-cell table:number-columns-repeated="3"/>
          <table:table-cell table:content-validation-name="val2"/>
          <table:table-cell table:number-columns-repeated="4"/>
        </table:table-row>
      </table:table>
      <table:table table:name="Sheet1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Friendly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mdTopic</text:p>
          </table:table-cell>
          <table:table-cell table:style-name="ce1" office:value-type="string" calcext:value-type="string">
            <text:p>stateTopic</text:p>
          </table:table-cell>
          <table:table-cell table:style-name="ce1" office:value-type="string" calcext:value-type="string">
            <text:p>pingTopic</text:p>
          </table:table-cell>
        </table:table-row>
        <table:table-row table:style-name="ro1">
          <table:table-cell office:value-type="string" calcext:value-type="string">
            <text:p>Living Room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/room/idname/cmd</text:p>
          </table:table-cell>
          <table:table-cell office:value-type="string" calcext:value-type="string">
            <text:p>/room/idname/state</text:p>
          </table:table-cell>
          <table:table-cell office:value-type="string" calcext:value-type="string">
            <text:p>/room/idname/p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number-columns-repeated="2"/>
          <table:table-cell office:value-type="string" calcext:value-type="string">
            <text:p>R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age</text:p>
          </table:table-cell>
          <table:table-cell table:number-columns-repeated="2"/>
          <table:table-cell office:value-type="string" calcext:value-type="string">
            <text:p>SensorAna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number-columns-repeated="2"/>
          <table:table-cell office:value-type="string" calcext:value-type="string">
            <text:p>SensorDig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Bedro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 Ro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e Ro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sh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0:42:14.449000000</meta:creation-date>
    <dc:date>2017-02-07T11:22:18.895000000</dc:date>
    <meta:editing-duration>PT19M12S</meta:editing-duration>
    <meta:editing-cycles>4</meta:editing-cycles>
    <meta:generator>LibreOffice/5.2.2.2$Windows_x86 LibreOffice_project/8f96e87c890bf8fa77463cd4b640a2312823f3ad</meta:generator>
    <meta:document-statistic meta:table-count="2" meta:cell-count="187" meta:object-count="0"/>
  </office:meta>
</office:document-meta>
</file>